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4.101cm" fo:margin-left="1.393cm" table:align="left"/>
    </style:style>
    <style:style style:name="Tabla2.A" style:family="table-column">
      <style:table-column-properties style:column-width="7.211cm"/>
    </style:style>
    <style:style style:name="Tabla2.B" style:family="table-column">
      <style:table-column-properties style:column-width="6.8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219cm" fo:margin-left="1.367cm" table:align="left"/>
    </style:style>
    <style:style style:name="Tabla3.A" style:family="table-column">
      <style:table-column-properties style:column-width="7.168cm"/>
    </style:style>
    <style:style style:name="Tabla3.B" style:family="table-column">
      <style:table-column-properties style:column-width="7.0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3.354cm" fo:margin-left="1.591cm" table:align="left"/>
    </style:style>
    <style:style style:name="Tabla1.A" style:family="table-column">
      <style:table-column-properties style:column-width="6.93cm"/>
    </style:style>
    <style:style style:name="Tabla1.B" style:family="table-column">
      <style:table-column-properties style:column-width="6.42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paragraph-rsid="001da5a9"/>
    </style:style>
    <style:style style:name="P2" style:family="paragraph" style:parent-style-name="Text_20_body">
      <style:text-properties officeooo:paragraph-rsid="001da5a9"/>
    </style:style>
    <style:style style:name="P3" style:family="paragraph" style:parent-style-name="Standard">
      <style:paragraph-properties fo:line-height="100%"/>
    </style:style>
    <style:style style:name="P4" style:family="paragraph" style:parent-style-name="Text_20_body">
      <style:paragraph-properties fo:line-height="100%"/>
      <style:text-properties officeooo:paragraph-rsid="0025703a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025703a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02af5ea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fo:font-style="normal" style:text-underline-style="solid" style:text-underline-width="auto" style:text-underline-color="font-color" fo:font-weight="bold" officeooo:rsid="0022cd86" officeooo:paragraph-rsid="0022cd86" style:font-style-asian="normal" style:font-weight-asian="bold" style:font-style-complex="normal" style:font-weight-complex="bold"/>
    </style:style>
    <style:style style:name="P8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>
        <style:tab-stops/>
      </style:paragraph-properties>
      <style:text-properties style:use-window-font-color="true" loext:opacity="0%" fo:font-style="normal" fo:font-weight="normal" officeooo:rsid="00078543" officeooo:paragraph-rsid="0025703a" style:font-style-asian="normal" style:font-weight-asian="normal" style:font-style-complex="normal" style:font-weight-complex="normal"/>
    </style:style>
    <style:style style:name="P9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>
        <style:tab-stops/>
      </style:paragraph-properties>
      <style:text-properties style:use-window-font-color="true" loext:opacity="0%" fo:font-style="normal" fo:font-weight="normal" officeooo:rsid="000dae1b" officeooo:paragraph-rsid="0025703a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022cd86" officeooo:paragraph-rsid="0022cd86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22cd86" officeooo:paragraph-rsid="0022cd86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22cd86" officeooo:paragraph-rsid="002d75d5" style:font-weight-asian="bold" style:font-weight-complex="bold"/>
    </style:style>
    <style:style style:name="P13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>
        <style:tab-stops/>
      </style:paragraph-properties>
      <style:text-properties officeooo:paragraph-rsid="0025703a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26bc9f" officeooo:paragraph-rsid="0026bc9f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officeooo:rsid="000cbc1a" officeooo:paragraph-rsid="002af5ea"/>
    </style:style>
    <style:style style:name="P16" style:family="paragraph" style:parent-style-name="Text_20_body" style:list-style-name="L1">
      <style:text-properties officeooo:paragraph-rsid="0025703a"/>
    </style:style>
    <style:style style:name="P17" style:family="paragraph" style:parent-style-name="Text_20_body" style:list-style-name="L1">
      <style:text-properties officeooo:paragraph-rsid="002af5ea"/>
    </style:style>
    <style:style style:name="P18" style:family="paragraph" style:parent-style-name="Text_20_body" style:list-style-name="L2">
      <style:text-properties officeooo:paragraph-rsid="0022cd86"/>
    </style:style>
    <style:style style:name="P19" style:family="paragraph" style:parent-style-name="Text_20_body" style:list-style-name="L3" style:master-page-name="">
      <loext:graphic-properties draw:fill="none"/>
      <style:paragraph-properties fo:margin-left="1.9cm" fo:margin-right="0cm" fo:margin-top="0cm" fo:margin-bottom="0.247cm" style:contextual-spacing="false" fo:line-height="115%" fo:text-indent="-0.6cm" style:auto-text-indent="false" style:page-number="auto" fo:background-color="transparent">
        <style:tab-stops/>
      </style:paragraph-properties>
      <style:text-properties officeooo:paragraph-rsid="0025703a"/>
    </style:style>
    <style:style style:name="P20" style:family="paragraph" style:parent-style-name="Text_20_body" style:list-style-name="L4">
      <style:text-properties officeooo:rsid="002b683a" officeooo:paragraph-rsid="002b683a"/>
    </style:style>
    <style:style style:name="P21" style:family="paragraph" style:parent-style-name="Text_20_body" style:list-style-name="L4">
      <style:text-properties officeooo:rsid="002b683a" officeooo:paragraph-rsid="002d4e44"/>
    </style:style>
    <style:style style:name="P22" style:family="paragraph" style:parent-style-name="Text_20_body" style:list-style-name="L4">
      <style:text-properties officeooo:rsid="002d4e44" officeooo:paragraph-rsid="002d4e44"/>
    </style:style>
    <style:style style:name="P23" style:family="paragraph" style:parent-style-name="Text_20_body" style:list-style-name="L4">
      <style:text-properties fo:font-weight="normal" officeooo:rsid="002d4e44" officeooo:paragraph-rsid="002d4e44" style:font-weight-asian="normal" style:font-weight-complex="normal"/>
    </style:style>
    <style:style style:name="P24" style:family="paragraph" style:parent-style-name="Text_20_body" style:list-style-name="L5">
      <style:text-properties officeooo:paragraph-rsid="0022cd86"/>
    </style:style>
    <style:style style:name="P25" style:family="paragraph" style:parent-style-name="Text_20_body" style:list-style-name="L5">
      <style:text-properties style:use-window-font-color="true" loext:opacity="0%" fo:font-style="normal" fo:font-weight="bold" officeooo:rsid="00078543" officeooo:paragraph-rsid="001faaf1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c83b" style:font-style-asian="italic" style:font-style-complex="italic"/>
    </style:style>
    <style:style style:name="T3" style:family="text">
      <style:text-properties fo:font-style="italic" officeooo:rsid="0007f543" style:font-style-asian="italic" style:font-style-complex="italic"/>
    </style:style>
    <style:style style:name="T4" style:family="text">
      <style:text-properties fo:font-style="italic" officeooo:rsid="002db048" style:font-style-asian="italic" style:font-style-complex="italic"/>
    </style:style>
    <style:style style:name="T5" style:family="text">
      <style:text-properties officeooo:rsid="0007f543"/>
    </style:style>
    <style:style style:name="T6" style:family="text">
      <style:text-properties officeooo:rsid="000dae1b"/>
    </style:style>
    <style:style style:name="T7" style:family="text">
      <style:text-properties officeooo:rsid="000c825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8259" style:font-weight-asian="bold" style:font-weight-complex="bold"/>
    </style:style>
    <style:style style:name="T10" style:family="text">
      <style:text-properties fo:font-weight="bold" officeooo:rsid="0022cd86" style:font-weight-asian="bold" style:font-weight-complex="bold"/>
    </style:style>
    <style:style style:name="T11" style:family="text">
      <style:text-properties fo:font-weight="bold" officeooo:rsid="002dde29" style:font-weight-asian="bold" style:font-weight-complex="bold"/>
    </style:style>
    <style:style style:name="T12" style:family="text">
      <style:text-properties officeooo:rsid="0022cd86"/>
    </style:style>
    <style:style style:name="T13" style:family="text">
      <style:text-properties style:use-window-font-color="true" loext:opacity="0%" fo:font-style="normal" fo:font-weight="bold" officeooo:rsid="00078543" style:font-style-asian="normal" style:font-weight-asian="bold" style:font-style-complex="normal" style:font-weight-complex="bold"/>
    </style:style>
    <style:style style:name="T14" style:family="text">
      <style:text-properties style:use-window-font-color="true" loext:opacity="0%" fo:font-style="normal" fo:font-weight="normal" officeooo:rsid="00078543" style:font-style-asian="normal" style:font-weight-asian="normal" style:font-style-complex="normal" style:font-weight-complex="normal"/>
    </style:style>
    <style:style style:name="T15" style:family="text">
      <style:text-properties style:use-window-font-color="true" loext:opacity="0%" fo:font-style="normal" fo:font-weight="normal" officeooo:rsid="000dae1b" style:font-style-asian="normal" style:font-weight-asian="normal" style:font-style-complex="normal" style:font-weight-complex="normal"/>
    </style:style>
    <style:style style:name="T16" style:family="text">
      <style:text-properties officeooo:rsid="0025703a"/>
    </style:style>
    <style:style style:name="T17" style:family="text">
      <style:text-properties officeooo:rsid="002bcebf"/>
    </style:style>
    <style:style style:name="T18" style:family="text">
      <style:text-properties officeooo:rsid="002d4e4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dde29"/>
    </style:style>
    <style:style style:name="T21" style:family="text">
      <style:text-properties fo:color="#ff0000" loext:opacity="100%" fo:font-weight="bold" officeooo:rsid="002dde29" style:font-weight-asian="bold" style:font-weight-complex="bold"/>
    </style:style>
    <style:style style:name="T22" style:family="text">
      <style:text-properties fo:color="#ff0000" loext:opacity="100%" officeooo:rsid="002dde2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area <text:span text:style-name="T20">4: MICROPROCESADOR</text:span></text:h>
      <text:p text:style-name="P2">Realiza las siguientes actividades y entrega las respuestas en un documento PDF:</text:p>
      <text:p text:style-name="P7">PARTE1: MICROPROCESADORES Y CARACTERÍSTICAS</text:p>
      <text:list xml:id="list3663057384" text:style-name="L1">
        <text:list-item>
          <text:p text:style-name="P16">Accede a las páginas web de los fabricantes INTEL y AMD y averigua cuál es el <text:span text:style-name="T8">microprocesador más rápido</text:span> en el mercado para el sector de equipos de escritorio (desktop) de cada una de estas empresas.</text:p>
          <text:p text:style-name="P16"><text:s/>Indica para los procesadores encontrados: </text:p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699784193408">
          <table:table-cell table:style-name="Tabla2.A1" office:value-type="string">
            <text:p text:style-name="P14">NOMBRE DEL MICRO</text:p>
          </table:table-cell>
          <table:table-cell table:style-name="Tabla2.B1" office:value-type="string">
            <text:p text:style-name="P3"/>
          </table:table-cell>
        </table:table-row>
        <table:table-row table:style-name="TableLine94699784238528">
          <table:table-cell table:style-name="Tabla2.A2" office:value-type="string">
            <text:p text:style-name="P5">NÚMERO DE NÚCLEOS </text:p>
          </table:table-cell>
          <table:table-cell table:style-name="Tabla2.B2" office:value-type="string">
            <text:p text:style-name="P3"/>
          </table:table-cell>
        </table:table-row>
        <table:table-row table:style-name="TableLine94699784217936">
          <table:table-cell table:style-name="Tabla2.A2" office:value-type="string">
            <text:p text:style-name="P5"><text:span text:style-name="T16">NÚMERO </text:span><text:s/>DE SUBPROCESOS</text:p>
          </table:table-cell>
          <table:table-cell table:style-name="Tabla2.B2" office:value-type="string">
            <text:p text:style-name="P3"/>
          </table:table-cell>
        </table:table-row>
        <table:table-row table:style-name="TableLine94699784261920">
          <table:table-cell table:style-name="Tabla2.A2" office:value-type="string">
            <text:p text:style-name="P5">FRECUENCIA DE RELOJ <text:span text:style-name="T7">BASE EN GHZ</text:span></text:p>
          </table:table-cell>
          <table:table-cell table:style-name="Tabla2.B2" office:value-type="string">
            <text:p text:style-name="P4"/>
          </table:table-cell>
        </table:table-row>
        <table:table-row table:style-name="TableLine94699784262736">
          <table:table-cell table:style-name="Tabla2.A2" office:value-type="string">
            <text:p text:style-name="P5"><text:span text:style-name="T16">FRECUENCIA </text:span><text:span text:style-name="T7"><text:s/>TURBO/BOOST</text:span> EN GHZ</text:p>
          </table:table-cell>
          <table:table-cell table:style-name="Tabla2.B2" office:value-type="string">
            <text:p text:style-name="P4"/>
          </table:table-cell>
        </table:table-row>
        <table:table-row table:style-name="TableLine94699784263552">
          <table:table-cell table:style-name="Tabla2.A2" office:value-type="string">
            <text:p text:style-name="P5">TAMAÑO DE CACHÉ</text:p>
          </table:table-cell>
          <table:table-cell table:style-name="Tabla2.B2" office:value-type="string">
            <text:p text:style-name="P4"/>
          </table:table-cell>
        </table:table-row>
        <table:table-row table:style-name="TableLine94699784264320">
          <table:table-cell table:style-name="Tabla2.A2" office:value-type="string">
            <text:p text:style-name="P5">PRECIO</text:p>
          </table:table-cell>
          <table:table-cell table:style-name="Tabla2.B2" office:value-type="string">
            <text:p text:style-name="P4"/>
          </table:table-cell>
        </table:table-row>
      </table:table>
      <text:list xml:id="list144136780805158" text:continue-numbering="true" text:style-name="L1">
        <text:list-header>
          <text:p text:style-name="P16"/>
        </text:list-header>
        <text:list-item>
          <text:p text:style-name="P17"><text:span text:style-name="T21">VOLUNTARIO</text:span><text:span text:style-name="T20"> </text:span>Busca en Internet información sobre los procesadores: <text:span text:style-name="T8">Intel Core i</text:span><text:span text:style-name="T9">5</text:span><text:span text:style-name="T8">-</text:span><text:span text:style-name="T9">10600K </text:span><text:span text:style-name="T8">y AMD Ryzen 5 </text:span><text:span text:style-name="T9">3</text:span><text:span text:style-name="T8">600</text:span>. Haz una tabla para <text:span text:style-name="T8">comparar</text:span> ambos en la que incluyas la siguiente información: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4699784196608">
          <table:table-cell table:style-name="Tabla3.A1" office:value-type="string">
            <text:p text:style-name="P6">nombre </text:p>
          </table:table-cell>
          <table:table-cell table:style-name="Tabla3.B1" office:value-type="string">
            <text:p text:style-name="P6"/>
          </table:table-cell>
        </table:table-row>
        <table:table-row table:style-name="TableLine94699784295168">
          <table:table-cell table:style-name="Tabla3.A2" office:value-type="string">
            <text:p text:style-name="P6">foto de la caja 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296608">
          <table:table-cell table:style-name="Tabla3.A2" office:value-type="string">
            <text:p text:style-name="P6">fecha de aparición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297264">
          <table:table-cell table:style-name="Tabla3.A2" office:value-type="string">
            <text:p text:style-name="P6">nº de núcleos <text:span text:style-name="T7">y </text:span>subprocesos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298000">
          <table:table-cell table:style-name="Tabla3.A2" office:value-type="string">
            <text:p text:style-name="P6">tamaño de caché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298816">
          <table:table-cell table:style-name="Tabla3.A2" office:value-type="string">
            <text:p text:style-name="P6">frecuencia de reloj <text:span text:style-name="T7">base y turbo/boost</text:span> (GHz)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299584">
          <table:table-cell table:style-name="Tabla3.A2" office:value-type="string">
            <text:p text:style-name="P6">TDP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300400">
          <table:table-cell table:style-name="Tabla3.A2" office:value-type="string">
            <text:p text:style-name="P6">tecnología de fabricación en nm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301216">
          <table:table-cell table:style-name="Tabla3.A2" office:value-type="string">
            <text:p text:style-name="P6">socket de CPU que utilizan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302224">
          <table:table-cell table:style-name="Tabla3.A2" office:value-type="string">
            <text:p text:style-name="P6">gráficos integrados <text:span text:style-name="T7">(si tiene o no y en caso afirmativo qué versión)</text:span>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303040">
          <table:table-cell table:style-name="Tabla3.A2" office:value-type="string">
            <text:p text:style-name="P15">si está desbloqueado para overclocking o no</text:p>
          </table:table-cell>
          <table:table-cell table:style-name="Tabla3.B2" office:value-type="string">
            <text:p text:style-name="P6"/>
          </table:table-cell>
        </table:table-row>
        <table:table-row table:style-name="TableLine94699784303856">
          <table:table-cell table:style-name="Tabla3.A2" office:value-type="string">
            <text:p text:style-name="P6">precio de venta <text:span text:style-name="T7">actual</text:span></text:p>
          </table:table-cell>
          <table:table-cell table:style-name="Tabla3.B2" office:value-type="string">
            <text:p text:style-name="P6"/>
          </table:table-cell>
        </table:table-row>
      </table:table>
      <text:list xml:id="list129323966" text:style-name="L2">
        <text:list-item>
          <text:p text:style-name="P18">¿Qué es el <text:span text:style-name="T8">overclocking</text:span>? ¿Qué importancia tiene la refrigeración del microprocesador a la hora de realizar esta práctica? </text:p>
        </text:list-item>
        <text:list-item>
          <text:p text:style-name="P18"><text:soft-page-break/>Para este ejercicio vamos a utilizar la utilidad <text:span text:style-name="T8">CPU-Z:</text:span></text:p>
          <text:list>
            <text:list-item>
              <text:p text:style-name="P18"><text:span text:style-name="T8">Descarga</text:span> el programa CPU-Z desde su página web oficial (www.cpuid.com y busca la versión "zip – English").</text:p>
            </text:list-item>
            <text:list-item>
              <text:p text:style-name="P18">Descomprímelo en una carpeta propia y <text:span text:style-name="T8">ejecútalo</text:span> (ejecuta la versión de 64 bits).</text:p>
            </text:list-item>
            <text:list-item>
              <text:p text:style-name="P18">Realiza una captura de pantalla de la pestaña "<text:span text:style-name="T8">CPU</text:span>" que deberás incluir en el documento de respuestas.</text:p>
            </text:list-item>
          </text:list>
        </text:list-item>
      </text:list>
      <text:list xml:id="list2611848289" text:style-name="L3">
        <text:list-item>
          <text:p text:style-name="P19"><text:span text:style-name="T13"><text:s text:c="3"/>Busca tu procesador </text:span><text:span text:style-name="T14">en la página web de </text:span><text:span text:style-name="T15">su</text:span><text:span text:style-name="T14"> fabricante y haz una pequeña tabla en la que indiques: </text:span>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699784342848">
          <table:table-cell table:style-name="Tabla1.A1" office:value-type="string">
            <text:p text:style-name="P8">Fabricante</text:p>
          </table:table-cell>
          <table:table-cell table:style-name="Tabla1.B1" office:value-type="string">
            <text:p text:style-name="P13"/>
          </table:table-cell>
        </table:table-row>
        <table:table-row table:style-name="TableLine94699784372672">
          <table:table-cell table:style-name="Tabla1.A2" office:value-type="string">
            <text:p text:style-name="P8">modelo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74112">
          <table:table-cell table:style-name="Tabla1.A2" office:value-type="string">
            <text:p text:style-name="P8">nombre en clave y generación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74768">
          <table:table-cell table:style-name="Tabla1.A2" office:value-type="string">
            <text:p text:style-name="P8">foto de la caja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75584">
          <table:table-cell table:style-name="Tabla1.A2" office:value-type="string">
            <text:p text:style-name="P8">fecha de aparición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76400">
          <table:table-cell table:style-name="Tabla1.A2" office:value-type="string">
            <text:p text:style-name="P13"><text:span text:style-name="T14">nº de núcleos </text:span><text:span text:style-name="T15">y</text:span><text:span text:style-name="T14"> subprocesos</text:span>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77168">
          <table:table-cell table:style-name="Tabla1.A2" office:value-type="string">
            <text:p text:style-name="P8">tamaño de caché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77984">
          <table:table-cell table:style-name="Tabla1.A2" office:value-type="string">
            <text:p text:style-name="P13"><text:span text:style-name="T14">frecuencia de reloj </text:span><text:span text:style-name="T15">base y turbo/boost</text:span><text:span text:style-name="T14"> (GHz)</text:span>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78800">
          <table:table-cell table:style-name="Tabla1.A2" office:value-type="string">
            <text:p text:style-name="P8">TDP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79808">
          <table:table-cell table:style-name="Tabla1.A2" office:value-type="string">
            <text:p text:style-name="P8">tecnología de fabricación en nm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80624">
          <table:table-cell table:style-name="Tabla1.A2" office:value-type="string">
            <text:p text:style-name="P8">socket de CPU que utilizan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81440">
          <table:table-cell table:style-name="Tabla1.A2" office:value-type="string">
            <text:p text:style-name="P13"><text:span text:style-name="T14">gráficos integrados </text:span><text:span text:style-name="T15">en caso de tenerlos </text:span>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82256">
          <table:table-cell table:style-name="Tabla1.A2" office:value-type="string">
            <text:p text:style-name="P9">si está desbloqueado para overclocking o no</text:p>
          </table:table-cell>
          <table:table-cell table:style-name="Tabla1.B2" office:value-type="string">
            <text:p text:style-name="P13"/>
          </table:table-cell>
        </table:table-row>
        <table:table-row table:style-name="TableLine94699784383072">
          <table:table-cell table:style-name="Tabla1.A2" office:value-type="string">
            <text:p text:style-name="P8">precio de venta</text:p>
          </table:table-cell>
          <table:table-cell table:style-name="Tabla1.B2" office:value-type="string">
            <text:p text:style-name="P13"/>
          </table:table-cell>
        </table:table-row>
      </table:table>
      <text:p text:style-name="P11"/>
      <text:p text:style-name="P12"/>
      <text:p text:style-name="P12"/>
      <text:p text:style-name="P12"/>
      <text:p text:style-name="P12">PARTE 2:</text:p>
      <text:p text:style-name="P12"><text:s/>REFRIGERACIÓN</text:p>
      <text:list xml:id="list693999482" text:style-name="L4">
        <text:list-item>
          <text:p text:style-name="P20"><text:soft-page-break/>Deseamos comprar un conjunto disipador+ventilador, busca en internet <text:span text:style-name="T17">(en tres páginas </text:span><text:span text:style-name="T18">d</text:span><text:span text:style-name="T17">iferentes)</text:span> <text:span text:style-name="T18">3 </text:span>modelos <text:span text:style-name="T18">de 3 fabricantes distintos</text:span>. <text:span text:style-name="T17">I</text:span>ndica en qué microprocesadores se pueden incorporar <text:span text:style-name="T17">y su precio.</text:span></text:p>
        </text:list-item>
        <text:list-item>
          <text:p text:style-name="P21">Deseamos comprar un<text:span text:style-name="T18">a refrigeración líquida</text:span>, busca en internet <text:span text:style-name="T17">(en tres páginas </text:span><text:span text:style-name="T18">d</text:span><text:span text:style-name="T17">iferentes)</text:span> <text:span text:style-name="T18">2 </text:span>modelos <text:span text:style-name="T18">de 2 fabricantes distintos</text:span>. </text:p>
          <text:list>
            <text:list-item>
              <text:p text:style-name="P22">Señala sus componentes: Bloque de CPU, bomba de agua, radiador, ventiladores, tubos del circuito hidráulico.</text:p>
            </text:list-item>
            <text:list-item>
              <text:p text:style-name="P22">Indica el precio en varias páginas que lo vendan.</text:p>
            </text:list-item>
          </text:list>
        </text:list-item>
        <text:list-item>
          <text:p text:style-name="P22">Busca <text:span text:style-name="T8">cajas </text:span>que llevan incorporados <text:span text:style-name="T8">ventiladores del chasis </text:span><text:span text:style-name="T19">(parecidas a la del ordenador del profesor) . </text:span></text:p>
          <text:list>
            <text:list-item>
              <text:p text:style-name="P23">Elige 2 de ellas y razona porqué las has elegido. </text:p>
            </text:list-item>
            <text:list-item>
              <text:p text:style-name="P23">Indica su precio</text:p>
            </text:list-item>
          </text:list>
        </text:list-item>
      </text:list>
      <text:p text:style-name="P11">BENCHMARK: <text:span text:style-name="T22">VOLUNTARIO</text:span></text:p>
      <text:list xml:id="list1915761739" text:style-name="L5">
        <text:list-item>
          <text:p text:style-name="P24"><text:span text:style-name="T12">Para los <text:s/>procesadores </text:span><text:span text:style-name="T10">Intel Core i</text:span><text:span text:style-name="T9">5</text:span><text:span text:style-name="T10">-</text:span><text:span text:style-name="T9">10600K </text:span><text:span text:style-name="T10">y AMD Ryzen 5 </text:span><text:span text:style-name="T9">3</text:span><text:span text:style-name="T10">600:</text:span><text:span text:style-name="T12"> </text:span></text:p>
        </text:list-item>
      </text:list>
      <text:p text:style-name="P10">Entra en la web <text:span text:style-name="T8">www.userbenchmark.com,</text:span> en el apartado "CPU" y haz una <text:span text:style-name="T8">comparativa de ambos procesadores</text:span>. Realiza una captura de pantalla donde se vean las puntuaciones de ambos procesadores en "average user bench". <text:span text:style-name="T6">Comenta</text:span> los resultados.</text:p>
      <text:list xml:id="list144135648270381" text:continue-numbering="true" text:style-name="L5">
        <text:list-header>
          <text:p text:style-name="P2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21:43:42.418085192</meta:creation-date>
    <dc:date>2022-09-26T14:41:34.925925600</dc:date>
    <meta:editing-duration>PT1H38M31S</meta:editing-duration>
    <meta:editing-cycles>18</meta:editing-cycles>
    <meta:generator>LibreOffice/7.2.2.2$Linux_X86_64 LibreOffice_project/20$Build-2</meta:generator>
    <meta:document-statistic meta:table-count="3" meta:image-count="0" meta:object-count="0" meta:page-count="3" meta:paragraph-count="57" meta:word-count="484" meta:character-count="2950" meta:non-whitespace-character-count="2519"/>
  </office:meta>
</office:document-meta>
</file>